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MessagingTemplate.doReceive( String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MessagingTemplate.doSend( String destination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MessagingTemplate.setReceiveMessage( Message &lt; ? &gt; receiv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eceivingTemplateTests.receiveAndConvertNoConver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ssageReceivingTemplateTests.receiveAndConvertFai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MessagingTemplate.doSendAndReceive( String destination , Message &lt; ? &gt; reques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ReceivingTemplat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eceivingTemplateTests.receiveAndConve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ReceivingTemplateTests.receiveAndConvertFromDestin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ReceivingTemplateTests.recei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ReceivingTemplateTests.receiveFromDestin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ReceivingTemplateTests.receiveMissingDefaul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